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 fo:min-height="0cm" fo:min-width="0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795cm" svg:height="3.175cm" svg:x="4.445cm" svg:y="12.7cm">
          <text:p text:style-name="P1"><text:span text:style-name="T1">libcode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27cm" svg:x="5.08cm" svg:y="13.97cm">
          <text:p text:style-name="P1"><text:span text:style-name="T1">cod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05cm" svg:height="1.27cm" svg:x="7.62cm" svg:y="13.97cm">
          <text:p text:style-name="P1"><text:span text:style-name="T1">al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05cm" svg:height="1.27cm" svg:x="10.16cm" svg:y="13.97cm">
          <text:p text:style-name="P1"><text:span text:style-name="T1">ul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05cm" svg:height="1.27cm" svg:x="12.7cm" svg:y="13.97cm">
          <text:p text:style-name="P1"><text:span text:style-name="T1">g729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152cm" draw:shadow-offset-y="0.152cm" draw:shadow-color="#c0c0c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07-16T16:53:41</meta:creation-date>
    <dc:date>2005-07-16T17:53:01</dc:date>
    <dc:language>en-US</dc:language>
    <meta:editing-cycles>3</meta:editing-cycles>
    <meta:editing-duration>PT17M1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